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Contents_20_Heading">
      <style:paragraph-properties fo:text-align="center" style:justify-single-word="false"/>
      <style:text-properties fo:font-size="14pt" officeooo:paragraph-rsid="00773ea1" style:font-size-asian="14pt" style:font-size-complex="14pt"/>
    </style:style>
    <style:style style:name="P5" style:family="paragraph" style:parent-style-name="Standard" style:master-page-name="Standard">
      <style:paragraph-properties style:page-number="auto"/>
      <style:text-properties fo:font-weight="bold" officeooo:rsid="0021545e" officeooo:paragraph-rsid="00620b64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  <style:text-properties fo:color="#bc7a00" style:font-name="0" fo:font-size="8pt" fo:font-style="italic" officeooo:rsid="000cabe9" officeooo:paragraph-rsid="0062dfea" style:font-size-asian="8pt" style:font-style-asian="italic" style:font-size-complex="8pt"/>
    </style:style>
    <style:style style:name="P7" style:family="paragraph" style:parent-style-name="Text_20_body">
      <style:text-properties officeooo:rsid="007ab777" officeooo:paragraph-rsid="007ab777"/>
    </style:style>
    <style:style style:name="P8" style:family="paragraph" style:parent-style-name="Heading_20_1">
      <style:text-properties officeooo:paragraph-rsid="00620b64"/>
    </style:style>
    <style:style style:name="P9" style:family="paragraph" style:parent-style-name="Heading_20_1">
      <style:text-properties officeooo:paragraph-rsid="007ab777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Question">
      <style:text-properties officeooo:paragraph-rsid="007ab777"/>
    </style:style>
    <style:style style:name="T1" style:family="text">
      <style:text-properties officeooo:rsid="0030b032"/>
    </style:style>
    <style:style style:name="T2" style:family="text">
      <style:text-properties officeooo:rsid="0037305d"/>
    </style:style>
    <style:style style:name="T3" style:family="text">
      <style:text-properties officeooo:rsid="007ab77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4">Lista de exercícios <text:span text:style-name="T2">Módulo 11: Concorrência e multithreading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10"><text:a xlink:type="simple" xlink:href="#__RefHeading___Toc46_2173275431" text:style-name="Index_20_Link" text:visited-style-name="Index_20_Link">Questão 1<text:tab/>1</text:a></text:p>
          <text:p text:style-name="P10"><text:a xlink:type="simple" xlink:href="#__RefHeading___Toc48_2173275431" text:style-name="Index_20_Link" text:visited-style-name="Index_20_Link">Questão 2<text:tab/>1</text:a></text:p>
          <text:p text:style-name="P10"><text:a xlink:type="simple" xlink:href="#__RefHeading___Toc50_2173275431" text:style-name="Index_20_Link" text:visited-style-name="Index_20_Link">Questão 3<text:tab/>1</text:a></text:p>
          <text:p text:style-name="P10"><text:a xlink:type="simple" xlink:href="#__RefHeading___Toc52_2173275431" text:style-name="Index_20_Link" text:visited-style-name="Index_20_Link">Questão 4<text:tab/>2</text:a></text:p>
          <text:p text:style-name="P10"><text:a xlink:type="simple" xlink:href="#__RefHeading___Toc54_2173275431" text:style-name="Index_20_Link" text:visited-style-name="Index_20_Link">Questão 5<text:tab/>2</text:a></text:p>
        </text:index-body>
      </text:table-of-content>
      <text:h text:style-name="P8" text:outline-level="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main.<text:span text:style-name="T1">cpp</text:span></text:p>
          </table:table-cell>
        </table:table-row>
        <table:table-row>
          <table:table-cell table:style-name="Table1.A2" office:value-type="string">
            <text:p text:style-name="P6"/>
          </table:table-cell>
        </table:table-row>
      </table:table>
      <text:h text:style-name="P9" text:outline-level="1"><text:bookmark-start text:name="__RefHeading___Toc46_2173275431"/>Questão 1<text:bookmark-end text:name="__RefHeading___Toc46_2173275431"/></text:h>
      <text:p text:style-name="Question">Implemente uma versão paralela do quicksort que ordena as subdivisões (dos dois lados do pivot) da <text:span text:style-name="T3">entrada via std::async(). Sua assinatura é std::list&lt;int&gt;par_quicksort(std::list&lt;int&gt;&amp; in).</text:span></text:p>
      <text:p text:style-name="Question">Lembre-se que você pode utilizar std::partition( ) para a partição do pivot.</text:p>
      <text:h text:style-name="P9" text:outline-level="1"><text:bookmark-start text:name="__RefHeading___Toc48_2173275431"/>Questão <text:span text:style-name="T3">2</text:span><text:bookmark-end text:name="__RefHeading___Toc48_2173275431"/></text:h>
      <text:p text:style-name="Question">Implemente um processador de mensagens simples.</text:p>
      <text:p text:style-name="Question">a) A função main() cria uma std::thread que invoca a post( ).</text:p>
      <text:p text:style-name="Question">b) post( ) cria várias "mensagens", em um loop infinito que dorme por 1 segundo a cada iteração, e as posta em um std::deque&lt;std::packaged_task&lt;void(int )&gt;&gt;.</text:p>
      <text:p text:style-name="Question">c) Cada task é uma função que retorna void e recebe um id. Essa função deve dormir por valor aleatório (use rand( )) entre 1 e 10 segundos, e, em seguida, imprimir 0 id na tela.</text:p>
      <text:p text:style-name="Question">d) Apos ter criado a thread post( ), main( ) cria agora uma std::thread que invoca process( ).</text:p>
      <text:p text:style-name="Question">e) process( ) realiza um loop, enquanto houver mensagens, retirando-as da fila e invocando-as.</text:p>
      <text:p text:style-name="Question">Nota 1: Proteja a std::queue com um std::mutex e utilize std::lock_guards internamente em post() e process( ).</text:p>
      <text:p text:style-name="Question">Nota 2: 0s temporizadores utilizados nesse exercício tem objetivo de simular o ambiente concorrente.</text:p>
      <text:h text:style-name="P9" text:outline-level="1"><text:bookmark-start text:name="__RefHeading___Toc50_2173275431"/>Questão <text:span text:style-name="T3">3</text:span><text:bookmark-end text:name="__RefHeading___Toc50_2173275431"/></text:h>
      <text:p text:style-name="Question">Quando lidamos com variaveis de condição, o mutex protege duas entidades. Quais são elas?</text:p>
      <text:h text:style-name="P9" text:outline-level="1"><text:bookmark-start text:name="__RefHeading___Toc52_2173275431"/><text:soft-page-break/>Questão <text:span text:style-name="T3">4</text:span><text:bookmark-end text:name="__RefHeading___Toc52_2173275431"/></text:h>
      <text:p text:style-name="Question">Por quê std::condition_variable::wait( ) recebe uma função de condição como parâmetro?</text:p>
      <text:h text:style-name="P9" text:outline-level="1"><text:bookmark-start text:name="__RefHeading___Toc54_2173275431"/>Questão <text:span text:style-name="T3">5</text:span><text:bookmark-end text:name="__RefHeading___Toc54_2173275431"/></text:h>
      <text:p text:style-name="P11">Reimplemente o exemplo produtor/consumidor mostrado nos slides, substituindo o bool ready por um std: :atomic&lt;bool&gt;. (Apenas o sincronismo é relevante, não se preocupe as partes // . . .).</text:p>
      <text:p text:style-name="P7"/>
      <text:p text:style-name="P7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31T23:42:30.253539916</dc:date>
    <meta:editing-duration>PT10H16M11S</meta:editing-duration>
    <meta:editing-cycles>104</meta:editing-cycles>
    <meta:generator>LibreOffice/5.3.2.2$Linux_X86_64 LibreOffice_project/30m0$Build-2</meta:generator>
    <meta:document-statistic meta:table-count="1" meta:image-count="0" meta:object-count="0" meta:page-count="2" meta:paragraph-count="30" meta:word-count="280" meta:character-count="1733" meta:non-whitespace-character-count="1480"/>
  </office:meta>
</office:document-meta>
</file>